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691" officeooo:paragraph-rsid="00027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neopintojen harjoitustyö: Tietokantasovellus (periodi III)</text:p>
      <text:p text:style-name="P1"/>
      <text:h text:style-name="Heading_20_1" text:outline-level="1">Johdanto</text:h>
      <text:p text:style-name="P1"/>
      <text:h text:style-name="Heading_20_1" text:outline-level="1">Käyttötapaukset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6:47:37.744323200</meta:creation-date>
    <dc:date>2015-01-18T16:49:21.280034500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3" meta:word-count="7" meta:character-count="83" meta:non-whitespace-character-count="79"/>
  </office:meta>
</office:document-meta>
</file>